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d7d2d"/>
    </style:style>
    <style:style style:name="P2" style:family="paragraph" style:parent-style-name="Standard">
      <style:text-properties officeooo:paragraph-rsid="002a4cae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" fo:font-size="18pt" officeooo:rsid="002a4cae"/>
    </style:style>
    <style:style style:name="T4" style:family="text">
      <style:text-properties style:font-name="Fira Sans" fo:font-size="18pt" officeooo:rsid="0025f33d"/>
    </style:style>
    <style:style style:name="T5" style:family="text">
      <style:text-properties style:font-name="Fira Sans" fo:font-size="18pt" officeooo:rsid="002beb22"/>
    </style:style>
    <style:style style:name="T6" style:family="text">
      <style:text-properties style:font-name="Fira Sans" fo:font-size="18pt" officeooo:rsid="002f5bf7"/>
    </style:style>
    <style:style style:name="T7" style:family="text">
      <style:text-properties officeooo:rsid="002b4b08"/>
    </style:style>
    <style:style style:name="T8" style:family="text">
      <style:text-properties officeooo:rsid="002bbeba"/>
    </style:style>
    <style:style style:name="T9" style:family="text">
      <style:text-properties officeooo:rsid="002beb22"/>
    </style:style>
    <style:style style:name="T10" style:family="text">
      <style:text-properties officeooo:rsid="002d7d2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7d2d" style:font-style-asian="italic" style:font-style-complex="italic"/>
    </style:style>
    <style:style style:name="T13" style:family="text">
      <style:text-properties fo:font-style="italic" officeooo:rsid="002a4cae" style:font-style-asian="italic" style:font-style-complex="italic"/>
    </style:style>
    <style:style style:name="T14" style:family="text">
      <style:text-properties fo:font-style="italic" officeooo:rsid="002bbeba" style:font-style-asian="italic" style:font-style-complex="italic"/>
    </style:style>
    <style:style style:name="T15" style:family="text">
      <style:text-properties officeooo:rsid="002f5b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P1">Previous Image<text:tab/><text:tab/><text:tab/><text:tab/><text:tab/><text:tab/><text:span text:style-name="T10">← <text:s/></text:span><text:span text:style-name="T12">or</text:span><text:span text:style-name="T10"> <text:s/></text:span>A <text:s/><text:span text:style-name="T12">or</text:span><text:span text:style-name="T10"> <text:s/>PgUp</text:span><text:line-break/>Next Image<text:tab/><text:tab/><text:tab/><text:tab/><text:tab/><text:tab/><text:tab/><text:span text:style-name="T10">→ <text:s/></text:span><text:span text:style-name="T12">or</text:span><text:span text:style-name="T10"> <text:s/></text:span>D <text:s/><text:span text:style-name="T12">or</text:span><text:span text:style-name="T10"> <text:s/>PgDown</text:span></text:p>
      <text:p text:style-name="Standard">Zoom I<text:span text:style-name="T1">n<text:tab/><text:tab/><text:tab/><text:tab/><text:tab/><text:tab/><text:tab/><text:tab/></text:span><text:span text:style-name="T4">S</text:span><text:span text:style-name="T5">croll</text:span> Up<text:line-break/>Zoom Out<text:tab/><text:tab/><text:tab/><text:tab/><text:tab/><text:tab/><text:tab/><text:span text:style-name="T9">Scroll </text:span>Down</text:p>
      <text:p text:style-name="P2">Show at Original Scale<text:tab/><text:tab/><text:tab/><text:tab/>Q <text:s/><text:span text:style-name="T13">or</text:span><text:span text:style-name="T2"> <text:s/>1<text:line-break/>Best Fit - Use Original Size if Fits<text:tab/><text:tab/>E</text:span><text:line-break/><text:span text:style-name="T6">Fit</text:span> to <text:span text:style-name="T15">Borders</text:span><text:tab/><text:tab/><text:tab/><text:tab/><text:tab/><text:tab/>F</text:p>
      <text:p text:style-name="Standard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1">or</text:span> <text:s/>Alt+V</text:p>
      <text:p text:style-name="Standard">Pan Camera<text:tab/><text:tab/><text:tab/><text:tab/><text:tab/><text:tab/><text:tab/>Right Mouse Button <text:s/><text:span text:style-name="T11">or</text:span> <text:s/>Space<text:line-break/>Full-Screen Mode<text:tab/><text:tab/><text:tab/><text:tab/><text:tab/><text:tab/>Double Click <text:s/><text:span text:style-name="T11">or</text:span> <text:s/>F11 <text:s/><text:span text:style-name="T14">or</text:span><text:span text:style-name="T8"> <text:s/>Enter</text:span></text:p>
      <text:p text:style-name="Standard">Move Image to the Trash<text:tab/><text:tab/><text:tab/><text:tab/>D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20.1cm" style:num-format="1" style:print-orientation="portrait" fo:margin-top="0cm" fo:margin-bottom="0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1:56:12.781000000</meta:creation-date>
    <dc:date>2020-06-10T08:12:08.534000000</dc:date>
    <meta:editing-duration>PT1H28M8S</meta:editing-duration>
    <meta:editing-cycles>24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0" meta:word-count="125" meta:character-count="702" meta:non-whitespace-character-count="509"/>
  </office:meta>
</office:document-meta>
</file>